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1d804" officeooo:paragraph-rsid="0001d804"/>
    </style:style>
    <style:style style:name="P2" style:family="paragraph" style:parent-style-name="Header">
      <style:text-properties officeooo:rsid="0001d804" officeooo:paragraph-rsid="0001d804"/>
    </style:style>
    <style:style style:name="P3" style:family="paragraph" style:parent-style-name="Standard">
      <style:text-properties officeooo:rsid="0001d804" officeooo:paragraph-rsid="0001d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is is the first paragraph on the first page.</text:p>
      <text:p text:style-name="P3"/>
      <text:p text:style-name="P3">This is the second paragraph on the first pag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This is the second paragraph on the second page.</text:p>
      <text:p text:style-name="P3"/>
      <text:p text:style-name="P3">This is the second paragraph on the second p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804" officeooo:paragraph-rsid="0001d804"/>
    </style:style>
    <style:style style:name="MP2" style:family="paragraph" style:parent-style-name="Footer">
      <style:text-properties officeooo:rsid="0001d804" officeooo:paragraph-rsid="0001d8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his is the header to be ignored</text:p>
      </style:header>
      <style:footer>
        <text:p text:style-name="MP2">This is the footer to be ignore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8:01:15.688623536</meta:creation-date>
    <dc:date>2024-06-18T18:04:16.262827899</dc:date>
    <meta:editing-duration>PT3M1S</meta:editing-duration>
    <meta:editing-cycles>1</meta:editing-cycles>
    <meta:document-statistic meta:table-count="0" meta:image-count="0" meta:object-count="0" meta:page-count="2" meta:paragraph-count="7" meta:word-count="57" meta:character-count="285" meta:non-whitespace-character-count="235"/>
    <meta:generator>LibreOffice/7.3.7.2$Linux_X86_64 LibreOffice_project/30$Build-2</meta:generator>
  </office:meta>
</office:document-meta>
</file>